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Memory" style:family="table">
      <style:table-properties style:width="17cm" fo:break-before="column" table:align="margins"/>
    </style:style>
    <style:style style:name="Memory.A" style:family="table-column">
      <style:table-column-properties style:column-width="2.803cm" style:rel-column-width="10803*"/>
    </style:style>
    <style:style style:name="Memory.B" style:family="table-column">
      <style:table-column-properties style:column-width="2.295cm" style:rel-column-width="8846*"/>
    </style:style>
    <style:style style:name="Memory.C" style:family="table-column">
      <style:table-column-properties style:column-width="11.903cm" style:rel-column-width="45886*"/>
    </style:style>
    <style:style style:name="Memory.A1" style:family="table-cell">
      <style:table-cell-properties fo:background-color="#000000" fo:padding="0.097cm" fo:border="0.5pt solid #000000" style:writing-mode="page">
        <style:background-image/>
      </style:table-cell-properties>
    </style:style>
    <style:style style:name="Memory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Memory.C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Memory.A2" style:family="table-cell">
      <style:table-cell-properties style:vertical-align="middle" fo:padding="0.097cm" fo:border="0.5pt solid #000000" style:writing-mode="page"/>
    </style:style>
    <style:style style:name="Memory.B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Memory.C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Memory.A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3" style:family="table-cell">
      <style:table-cell-properties fo:padding="0.097cm" fo:border-left="0.5pt solid #000000" fo:border-right="none" fo:border-top="none" fo:border-bottom="none" style:writing-mode="page"/>
    </style:style>
    <style:style style:name="Memory.C3" style:family="table-cell">
      <style:table-cell-properties fo:padding="0.097cm" fo:border-left="none" fo:border-right="0.5pt solid #000000" fo:border-top="none" fo:border-bottom="none" style:writing-mode="page"/>
    </style:style>
    <style:style style:name="Memory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4" style:family="table-cell">
      <style:table-cell-properties fo:padding="0.097cm" fo:border-left="0.5pt solid #000000" fo:border-right="none" fo:border-top="none" fo:border-bottom="none" style:writing-mode="page"/>
    </style:style>
    <style:style style:name="Memory.C4" style:family="table-cell">
      <style:table-cell-properties fo:padding="0.097cm" fo:border-left="none" fo:border-right="0.5pt solid #000000" fo:border-top="none" fo:border-bottom="none" style:writing-mode="page"/>
    </style:style>
    <style:style style:name="Memory.5" style:family="table-row">
      <style:table-row-properties style:min-row-height="0.67cm"/>
    </style:style>
    <style:style style:name="Memory.A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Memory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Memory.C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Memory.B6" style:family="table-cell">
      <style:table-cell-properties fo:padding="0.097cm" fo:border-left="none" fo:border-right="none" fo:border-top="0.5pt solid #000000" fo:border-bottom="none" style:writing-mode="page"/>
    </style:style>
    <style:style style:name="Memory.C6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Memory.A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Memory.B7" style:family="table-cell">
      <style:table-cell-properties fo:padding="0.097cm" fo:border="none" style:writing-mode="page"/>
    </style:style>
    <style:style style:name="Memory.C7" style:family="table-cell">
      <style:table-cell-properties fo:padding="0.097cm" fo:border-left="none" fo:border-right="0.5pt solid #000000" fo:border-top="none" fo:border-bottom="none" style:writing-mode="page"/>
    </style:style>
    <style:style style:name="Memory.A8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Memory.B8" style:family="table-cell">
      <style:table-cell-properties fo:padding="0.097cm" fo:border="none" style:writing-mode="page"/>
    </style:style>
    <style:style style:name="Memory.C8" style:family="table-cell">
      <style:table-cell-properties fo:padding="0.097cm" fo:border-left="none" fo:border-right="0.5pt solid #000000" fo:border-top="none" fo:border-bottom="none" style:writing-mode="page"/>
    </style:style>
    <style:style style:name="Memory.A9" style:family="table-cell">
      <style:table-cell-properties fo:padding="0.097cm" fo:border="0.5pt solid #000000" style:writing-mode="page"/>
    </style:style>
    <style:style style:name="Memory.B9" style:family="table-cell">
      <style:table-cell-properties fo:padding="0.097cm" fo:border-left="none" fo:border-right="none" fo:border-top="none" fo:border-bottom="0.5pt solid #000000" style:writing-mode="page"/>
    </style:style>
    <style:style style:name="Memory.C9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Memory.A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Memory.B10" style:family="table-cell">
      <style:table-cell-properties fo:padding="0.097cm" fo:border-left="0.5pt solid #000000" fo:border-right="none" fo:border-top="none" fo:border-bottom="none" style:writing-mode="page"/>
    </style:style>
    <style:style style:name="Memory.C10" style:family="table-cell">
      <style:table-cell-properties fo:padding="0.097cm" fo:border-left="none" fo:border-right="0.5pt solid #000000" fo:border-top="none" fo:border-bottom="none" style:writing-mode="page"/>
    </style:style>
    <style:style style:name="Memory.A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11" style:family="table-cell">
      <style:table-cell-properties fo:padding="0.097cm" fo:border-left="0.5pt solid #000000" fo:border-right="none" fo:border-top="none" fo:border-bottom="none" style:writing-mode="page"/>
    </style:style>
    <style:style style:name="Memory.C11" style:family="table-cell">
      <style:table-cell-properties fo:padding="0.097cm" fo:border-left="none" fo:border-right="0.5pt solid #000000" fo:border-top="none" fo:border-bottom="none" style:writing-mode="page"/>
    </style:style>
    <style:style style:name="Memory.A1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12" style:family="table-cell">
      <style:table-cell-properties fo:padding="0.097cm" fo:border-left="0.5pt solid #000000" fo:border-right="none" fo:border-top="none" fo:border-bottom="none" style:writing-mode="page"/>
    </style:style>
    <style:style style:name="Memory.C12" style:family="table-cell">
      <style:table-cell-properties fo:padding="0.097cm" fo:border-left="none" fo:border-right="0.5pt solid #000000" fo:border-top="none" fo:border-bottom="none" style:writing-mode="page"/>
    </style:style>
    <style:style style:name="Memory.A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Memory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Memory.C1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098cm" style:rel-column-width="15797*"/>
    </style:style>
    <style:style style:name="Tabela1.B" style:family="table-column">
      <style:table-column-properties style:column-width="12.903cm" style:rel-column-width="49738*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B1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Tabela1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ela1.B2" style:family="table-cell">
      <style:table-cell-properties style:vertical-align="middle" fo:padding="0.097cm" fo:border-left="none" fo:border-right="0.5pt solid #000000" fo:border-top="0.5pt solid #000000" fo:border-bottom="none" style:writing-mode="page"/>
    </style:style>
    <style:style style:name="Tabela1.A3" style:family="table-cell">
      <style:table-cell-properties fo:padding="0.097cm" fo:border-left="0.5pt solid #000000" fo:border-right="none" fo:border-top="none" fo:border-bottom="none" style:writing-mode="page"/>
    </style:style>
    <style:style style:name="Tabela1.B3" style:family="table-cell">
      <style:table-cell-properties style:vertical-align="middle" fo:padding="0.097cm" fo:border-left="none" fo:border-right="0.5pt solid #000000" fo:border-top="none" fo:border-bottom="none" style:writing-mode="page"/>
    </style:style>
    <style:style style:name="Tabela1.A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ela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Flags" style:family="table">
      <style:table-properties style:width="17cm" table:align="margins"/>
    </style:style>
    <style:style style:name="Flags.A" style:family="table-column">
      <style:table-column-properties style:column-width="3.796cm" style:rel-column-width="14635*"/>
    </style:style>
    <style:style style:name="Flags.B" style:family="table-column">
      <style:table-column-properties style:column-width="3.798cm" style:rel-column-width="14642*"/>
    </style:style>
    <style:style style:name="Flags.C" style:family="table-column">
      <style:table-column-properties style:column-width="9.405cm" style:rel-column-width="36258*"/>
    </style:style>
    <style:style style:name="Flags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Flags.B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Flags.C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Flags.A2" style:family="table-cell">
      <style:table-cell-properties style:vertical-align="middle" fo:padding="0.097cm" fo:border-left="0.5pt solid #000000" fo:border-right="none" fo:border-top="0.5pt solid #000000" fo:border-bottom="none" style:writing-mode="page"/>
    </style:style>
    <style:style style:name="Flags.B2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Flags.C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Flags.A3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Flags.B3" style:family="table-cell">
      <style:table-cell-properties style:vertical-align="middle" fo:padding="0.097cm" fo:border="none" style:writing-mode="page"/>
    </style:style>
    <style:style style:name="Flags.C3" style:family="table-cell">
      <style:table-cell-properties fo:padding="0.097cm" fo:border-left="none" fo:border-right="0.5pt solid #000000" fo:border-top="none" fo:border-bottom="none" style:writing-mode="page"/>
    </style:style>
    <style:style style:name="Flags.C4" style:family="table-cell">
      <style:table-cell-properties fo:padding="0.097cm" fo:border-left="none" fo:border-right="0.5pt solid #000000" fo:border-top="none" fo:border-bottom="none" style:writing-mode="page"/>
    </style:style>
    <style:style style:name="Flags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Flags.B5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Flags.C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098cm" style:rel-column-width="19650*"/>
    </style:style>
    <style:style style:name="Tabela4.B" style:family="table-column">
      <style:table-column-properties style:column-width="5.108cm" style:rel-column-width="19691*"/>
    </style:style>
    <style:style style:name="Tabela4.C" style:family="table-column">
      <style:table-column-properties style:column-width="6.795cm" style:rel-column-width="26194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4.B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ela4.C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ela4.A2" style:family="table-cell">
      <style:table-cell-properties fo:padding="0.097cm" fo:border-left="0.5pt solid #000000" fo:border-right="none" fo:border-top="none" fo:border-bottom="none" style:writing-mode="page"/>
    </style:style>
    <style:style style:name="Tabela4.B2" style:family="table-cell">
      <style:table-cell-properties fo:padding="0.097cm" fo:border="none" style:writing-mode="page"/>
    </style:style>
    <style:style style:name="Tabela4.C2" style:family="table-cell">
      <style:table-cell-properties fo:padding="0.097cm" fo:border-left="none" fo:border-right="0.5pt solid #000000" fo:border-top="none" fo:border-bottom="none" style:writing-mode="page"/>
    </style:style>
    <style:style style:name="Tabela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4.B5" style:family="table-cell">
      <style:table-cell-properties fo:padding="0.097cm" fo:border-left="none" fo:border-right="none" fo:border-top="none" fo:border-bottom="0.5pt solid #000000" style:writing-mode="page"/>
    </style:style>
    <style:style style:name="Tabela4.C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66cm" style:rel-column-width="6400*"/>
    </style:style>
    <style:style style:name="Tabela2.B" style:family="table-column">
      <style:table-column-properties style:column-width="1.679cm" style:rel-column-width="6475*"/>
    </style:style>
    <style:style style:name="Tabela2.C" style:family="table-column">
      <style:table-column-properties style:column-width="2.873cm" style:rel-column-width="11075*"/>
    </style:style>
    <style:style style:name="Tabela2.D" style:family="table-column">
      <style:table-column-properties style:column-width="1.961cm" style:rel-column-width="7562*"/>
    </style:style>
    <style:style style:name="Tabela2.E" style:family="table-column">
      <style:table-column-properties style:column-width="8.827cm" style:rel-column-width="34023*"/>
    </style:style>
    <style:style style:name="Tabela2.A1" style:family="table-cell">
      <style:table-cell-properties style:vertical-align="middle" fo:padding="0.097cm" fo:border-left="0.5pt solid #000000" fo:border-right="0.5pt solid #000000" fo:border-top="0.5pt solid #000000" fo:border-bottom="none" style:writing-mode="page"/>
    </style:style>
    <style:style style:name="Tabela2.C1" style:family="table-cell">
      <style:table-cell-properties style:vertical-align="middle" fo:padding="0.097cm" fo:border-left="0.5pt solid #000000" fo:border-right="none" fo:border-top="0.5pt solid #000000" fo:border-bottom="none" style:writing-mode="page"/>
    </style:style>
    <style:style style:name="Tabela2.E1" style:family="table-cell">
      <style:table-cell-properties style:vertical-align="middle" fo:padding="0.097cm" fo:border-left="none" fo:border-right="0.5pt solid #000000" fo:border-top="0.5pt solid #000000" fo:border-bottom="none" style:writing-mode="page"/>
    </style:style>
    <style:style style:name="Tabela2.A2" style:family="table-cell">
      <style:table-cell-properties style:vertical-align="middle" fo:padding="0.097cm" fo:border-left="0.5pt solid #000000" fo:border-right="0.5pt solid #000000" fo:border-top="none" fo:border-bottom="none" style:writing-mode="page"/>
    </style:style>
    <style:style style:name="Tabela2.C2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Tabela2.E2" style:family="table-cell">
      <style:table-cell-properties style:vertical-align="middle" fo:padding="0.097cm" fo:border-left="none" fo:border-right="0.5pt solid #000000" fo:border-top="none" fo:border-bottom="none" style:writing-mode="page"/>
    </style:style>
    <style:style style:name="Tabela2.A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275cm" style:rel-column-width="8771*"/>
    </style:style>
    <style:style style:name="Tabela3.B" style:family="table-column">
      <style:table-column-properties style:column-width="1.485cm" style:rel-column-width="5727*"/>
    </style:style>
    <style:style style:name="Tabela3.C" style:family="table-column">
      <style:table-column-properties style:column-width="1.679cm" style:rel-column-width="6475*"/>
    </style:style>
    <style:style style:name="Tabela3.D" style:family="table-column">
      <style:table-column-properties style:column-width="2.011cm" style:rel-column-width="7752*"/>
    </style:style>
    <style:style style:name="Tabela3.E" style:family="table-column">
      <style:table-column-properties style:column-width="2.145cm" style:rel-column-width="8269*"/>
    </style:style>
    <style:style style:name="Tabela3.F" style:family="table-column">
      <style:table-column-properties style:column-width="2.371cm" style:rel-column-width="9138*"/>
    </style:style>
    <style:style style:name="Tabela3.G" style:family="table-column">
      <style:table-column-properties style:column-width="1.864cm" style:rel-column-width="7188*"/>
    </style:style>
    <style:style style:name="Tabela3.H" style:family="table-column">
      <style:table-column-properties style:column-width="3.168cm" style:rel-column-width="12215*"/>
    </style:style>
    <style:style style:name="Tabela3.A1" style:family="table-cell">
      <style:table-cell-properties style:vertical-align="middle" fo:padding="0.097cm" fo:border-left="0.5pt solid #000000" fo:border-right="0.5pt solid #000000" fo:border-top="0.5pt solid #000000" fo:border-bottom="none" style:writing-mode="page"/>
    </style:style>
    <style:style style:name="Tabela3.E1" style:family="table-cell">
      <style:table-cell-properties style:vertical-align="middle" fo:padding="0.097cm" fo:border-left="0.5pt solid #000000" fo:border-right="none" fo:border-top="0.5pt solid #000000" fo:border-bottom="none" style:writing-mode="page"/>
    </style:style>
    <style:style style:name="Tabela3.H1" style:family="table-cell">
      <style:table-cell-properties style:vertical-align="middle" fo:padding="0.097cm" fo:border-left="none" fo:border-right="0.5pt solid #000000" fo:border-top="0.5pt solid #000000" fo:border-bottom="none" style:writing-mode="page"/>
    </style:style>
    <style:style style:name="Tabela3.A2" style:family="table-cell">
      <style:table-cell-properties style:vertical-align="middle" fo:padding="0.097cm" fo:border-left="0.5pt solid #000000" fo:border-right="0.5pt solid #000000" fo:border-top="none" fo:border-bottom="none" style:writing-mode="page"/>
    </style:style>
    <style:style style:name="Tabela3.E2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Tabela3.H2" style:family="table-cell">
      <style:table-cell-properties style:vertical-align="middle" fo:padding="0.097cm" fo:border-left="none" fo:border-right="0.5pt solid #000000" fo:border-top="none" fo:border-bottom="none" style:writing-mode="page"/>
    </style:style>
    <style:style style:name="Tabela3.A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E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P1" style:family="paragraph" style:parent-style-name="Footer">
      <style:text-properties fo:font-size="9pt" officeooo:rsid="001c84c9" officeooo:paragraph-rsid="001c84c9" style:font-size-asian="9pt" style:font-size-complex="9pt"/>
    </style:style>
    <style:style style:name="P2" style:family="paragraph" style:parent-style-name="Standard">
      <style:text-properties fo:color="#000000" loext:opacity="100%" style:font-name="Liberation Serif" fo:font-size="14pt" fo:language="en" fo:country="GB" fo:font-weight="bold" officeooo:rsid="001c84c9" officeooo:paragraph-rsid="001c84c9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Liberation Serif" fo:font-size="14pt" fo:language="en" fo:country="GB" fo:font-weight="bold" officeooo:rsid="00203827" officeooo:paragraph-rsid="00203827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style:font-name="Liberation Serif" fo:font-size="12pt" fo:language="en" fo:country="GB" fo:font-weight="bold" officeooo:rsid="001c84c9" officeooo:paragraph-rsid="001c84c9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Liberation Serif" fo:font-size="12pt" fo:language="en" fo:country="GB" fo:font-weight="bold" officeooo:rsid="001c84c9" officeooo:paragraph-rsid="001c84c9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Liberation Serif" fo:font-size="12pt" fo:language="en" fo:country="GB" fo:font-weight="normal" officeooo:rsid="00203827" officeooo:paragraph-rsid="00203827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6pt" fo:language="en" fo:country="GB" fo:font-weight="bold" officeooo:rsid="001c84c9" officeooo:paragraph-rsid="001c84c9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language="en" fo:country="GB" fo:font-weight="bold" officeooo:rsid="001b6fa9" officeooo:paragraph-rsid="001b6fa9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language="en" fo:country="GB" officeooo:rsid="001b6fa9" officeooo:paragraph-rsid="001b6fa9" style:font-size-asian="16pt" style:font-size-complex="16pt"/>
    </style:style>
    <style:style style:name="P10" style:family="paragraph" style:parent-style-name="Standard">
      <style:text-properties fo:font-size="12pt" fo:language="en" fo:country="GB" fo:font-weight="normal" officeooo:rsid="001b6fa9" officeooo:paragraph-rsid="001b6fa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GB" fo:font-weight="normal" officeooo:rsid="001c84c9" officeooo:paragraph-rsid="001c84c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GB" fo:font-weight="normal" officeooo:rsid="00203827" officeooo:paragraph-rsid="0020382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GB" fo:font-weight="normal" officeooo:rsid="0029182f" officeooo:paragraph-rsid="0029182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n" fo:country="GB" fo:font-weight="bold" officeooo:rsid="001b6fa9" officeooo:paragraph-rsid="001b6fa9" style:font-size-asian="10.5pt" style:font-weight-asian="bold" style:font-size-complex="12pt" style:font-weight-complex="bold"/>
    </style:style>
    <style:style style:name="P15" style:family="paragraph" style:parent-style-name="Table_20_Contents">
      <style:text-properties fo:font-size="12pt" fo:language="en" fo:country="GB" fo:font-weight="bold" officeooo:rsid="001b6fa9" officeooo:paragraph-rsid="001b6fa9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c84c9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c84c9" officeooo:paragraph-rsid="001c84c9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c84c9" officeooo:paragraph-rsid="0029182f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272021" officeooo:paragraph-rsid="00272021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29182f" officeooo:paragraph-rsid="0029182f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b6fa9" officeooo:paragraph-rsid="001b6fa9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font-size="12pt" fo:language="en" fo:country="GB" fo:font-weight="bold" officeooo:rsid="001b6fa9" officeooo:paragraph-rsid="001b6fa9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272021" officeooo:paragraph-rsid="00272021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language="en" fo:country="GB" style:font-size-asian="12pt" style:font-size-complex="12pt"/>
    </style:style>
    <style:style style:name="P25" style:family="paragraph" style:parent-style-name="Table_20_Contents">
      <style:text-properties fo:font-size="12pt" fo:language="en" fo:country="GB" officeooo:rsid="001b6fa9" officeooo:paragraph-rsid="001b6fa9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language="en" fo:country="GB" officeooo:rsid="001b6fa9" officeooo:paragraph-rsid="001b6fa9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fo:language="en" fo:country="GB" officeooo:rsid="00272021" officeooo:paragraph-rsid="00272021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en" fo:country="GB" officeooo:rsid="00272021" officeooo:paragraph-rsid="00272021" style:font-size-asian="12pt" style:font-size-complex="12pt"/>
    </style:style>
    <style:style style:name="P29" style:family="paragraph" style:parent-style-name="Table_20_Contents">
      <style:text-properties fo:font-size="12pt" fo:language="en" fo:country="GB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fo:language="en" fo:country="GB" officeooo:rsid="0029182f" officeooo:paragraph-rsid="0029182f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fo:language="en" fo:country="GB" officeooo:rsid="001b6fa9" officeooo:paragraph-rsid="001b6fa9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fo:language="en" fo:country="GB" officeooo:rsid="001c84c9" officeooo:paragraph-rsid="001c84c9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fo:language="en" fo:country="GB" officeooo:rsid="001c84c9" officeooo:paragraph-rsid="0029182f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fo:language="en" fo:country="GB" officeooo:rsid="00272021" officeooo:paragraph-rsid="00272021" style:font-size-asian="10.5pt" style:font-size-complex="12pt"/>
    </style:style>
    <style:style style:name="P35" style:family="paragraph" style:parent-style-name="Standard">
      <style:text-properties fo:font-size="12pt" fo:language="en" fo:country="GB" officeooo:rsid="0029182f" officeooo:paragraph-rsid="0029182f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language="en" fo:country="GB" officeooo:rsid="0029182f" officeooo:paragraph-rsid="0029182f" style:font-size-asian="10.5pt" style:font-size-complex="12pt"/>
    </style:style>
    <style:style style:name="P37" style:family="paragraph" style:parent-style-name="Table_20_Contents">
      <style:text-properties fo:font-size="12pt" fo:language="en" fo:country="GB" fo:font-style="italic" officeooo:rsid="0029182f" officeooo:paragraph-rsid="0029182f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rsid="0029182f" officeooo:paragraph-rsid="0029182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4pt" fo:language="en" fo:country="GB" fo:font-weight="bold" officeooo:rsid="001b6fa9" officeooo:paragraph-rsid="001b6fa9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language="en" fo:country="GB" fo:font-weight="bold" officeooo:rsid="001c84c9" officeooo:paragraph-rsid="001c84c9" style:font-size-asian="12.25pt" style:font-weight-asian="bold" style:font-size-complex="14pt" style:font-weight-complex="bold"/>
    </style:style>
    <style:style style:name="P41" style:family="paragraph" style:parent-style-name="Standard">
      <style:text-properties fo:font-size="14pt" fo:language="en" fo:country="GB" fo:font-weight="bold" officeooo:rsid="0029182f" officeooo:paragraph-rsid="0029182f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3465a4" loext:opacity="100%" style:font-name="Liberation Serif" fo:font-size="16pt" fo:language="en" fo:country="GB" fo:font-weight="bold" officeooo:rsid="001b6fa9" officeooo:paragraph-rsid="001b6fa9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3465a4" loext:opacity="100%" fo:font-size="12pt" fo:language="en" fo:country="GB" officeooo:rsid="001b6fa9" officeooo:paragraph-rsid="001b6fa9" style:font-size-asian="12pt" style:font-size-complex="12pt"/>
    </style:style>
    <style:style style:name="P44" style:family="paragraph" style:parent-style-name="Standard">
      <style:text-properties fo:color="#666666" loext:opacity="100%" style:font-name="Liberation Serif" fo:font-size="12pt" fo:language="en" fo:country="GB" fo:font-weight="normal" officeooo:rsid="001b6fa9" officeooo:paragraph-rsid="001b6f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8pt" fo:language="en" fo:country="GB" fo:font-weight="bold" officeooo:rsid="001b6fa9" officeooo:paragraph-rsid="001b6fa9" style:font-size-asian="18pt" style:font-weight-asian="bold" style:font-size-complex="18pt" style:font-weight-complex="bold"/>
    </style:style>
    <style:style style:name="P46" style:family="paragraph" style:parent-style-name="Standard">
      <style:text-properties style:font-name="Liberation Serif" fo:font-size="21pt" fo:language="en" fo:country="GB" fo:font-weight="bold" officeooo:rsid="001b6fa9" officeooo:paragraph-rsid="001b6fa9" style:font-size-asian="18.3500003814697pt" style:font-weight-asian="bold" style:font-size-complex="21pt" style:font-weight-complex="bold"/>
    </style:style>
    <style:style style:name="P47" style:family="paragraph" style:parent-style-name="Standard">
      <style:text-properties style:font-name="Liberation Serif" fo:font-size="16pt" fo:language="en" fo:country="GB" fo:font-weight="bold" officeooo:rsid="001c84c9" officeooo:paragraph-rsid="001c84c9" style:font-size-asian="16pt" style:font-weight-asian="bold" style:font-size-complex="16pt" style:font-weight-complex="bold"/>
    </style:style>
    <style:style style:name="P48" style:family="paragraph" style:parent-style-name="Standard">
      <style:text-properties style:font-name="Liberation Serif" fo:font-size="14pt" fo:language="en" fo:country="GB" fo:font-weight="bold" officeooo:rsid="001b6fa9" officeooo:paragraph-rsid="001b6fa9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21pt" fo:language="en" fo:country="GB" officeooo:rsid="001b6fa9" officeooo:paragraph-rsid="001b6fa9" style:font-size-asian="18.3500003814697pt" style:font-size-complex="21pt"/>
    </style:style>
    <style:style style:name="P50" style:family="paragraph" style:parent-style-name="Standard">
      <style:text-properties fo:font-size="15pt" fo:language="en" fo:country="GB" fo:font-weight="bold" officeooo:rsid="001b6fa9" officeooo:paragraph-rsid="001b6fa9" style:font-size-asian="13.1000003814697pt" style:font-weight-asian="bold" style:font-size-complex="15pt" style:font-weight-complex="bold"/>
    </style:style>
    <style:style style:name="P51" style:family="paragraph" style:parent-style-name="Standard">
      <style:text-properties fo:font-size="15pt" fo:language="en" fo:country="GB" officeooo:rsid="001b6fa9" officeooo:paragraph-rsid="001b6fa9" style:font-size-asian="13.1000003814697pt" style:font-size-complex="15pt"/>
    </style:style>
    <style:style style:name="P52" style:family="paragraph" style:parent-style-name="Table_20_Contents">
      <style:text-properties fo:font-size="15pt" officeooo:rsid="0029182f" officeooo:paragraph-rsid="0029182f" style:font-size-asian="13.1000003814697pt" style:font-size-complex="15pt"/>
    </style:style>
    <style:style style:name="P53" style:family="paragraph" style:parent-style-name="Table_20_Contents">
      <style:paragraph-properties fo:text-align="center" style:justify-single-word="false"/>
      <style:text-properties fo:font-size="15pt" officeooo:rsid="0029182f" officeooo:paragraph-rsid="0029182f" style:font-size-asian="13.1000003814697pt" style:font-size-complex="15pt"/>
    </style:style>
    <style:style style:name="P54" style:family="paragraph" style:parent-style-name="Standard">
      <style:text-properties fo:language="en" fo:country="GB" officeooo:paragraph-rsid="001b6fa9"/>
    </style:style>
    <style:style style:name="P55" style:family="paragraph" style:parent-style-name="Standard">
      <style:paragraph-properties fo:text-align="center" style:justify-single-word="false"/>
      <style:text-properties fo:language="en" fo:country="GB" fo:font-weight="bold" officeooo:rsid="00272021" officeooo:paragraph-rsid="00272021" style:font-weight-asian="bold" style:font-weight-complex="bold"/>
    </style:style>
    <style:style style:name="P56" style:family="paragraph" style:parent-style-name="Standard">
      <style:text-properties fo:color="#000000" loext:opacity="100%" style:font-name="Liberation Serif" fo:font-size="14pt" fo:language="en" fo:country="GB" fo:font-weight="bold" officeooo:rsid="00203827" officeooo:paragraph-rsid="00203827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000000" loext:opacity="100%" style:font-name="Liberation Serif" fo:font-size="12pt" fo:language="en" fo:country="GB" fo:font-weight="normal" officeooo:rsid="00203827" officeooo:paragraph-rsid="00203827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style:font-name="Liberation Serif" fo:font-size="12pt" fo:language="en" fo:country="GB" fo:font-weight="normal" officeooo:rsid="00203827" officeooo:paragraph-rsid="00203827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style:font-name="Liberation Serif" fo:font-size="12pt" fo:language="en" fo:country="GB" fo:font-weight="normal" officeooo:rsid="0029182f" officeooo:paragraph-rsid="0029182f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6pt" fo:language="en" fo:country="GB" fo:font-weight="bold" officeooo:rsid="001c84c9" officeooo:paragraph-rsid="001c84c9" style:font-size-asian="14pt" style:font-weight-asian="bold" style:font-size-complex="16pt" style:font-weight-complex="bold"/>
    </style:style>
    <style:style style:name="P61" style:family="paragraph" style:parent-style-name="Standard">
      <style:text-properties fo:font-size="12pt" fo:language="en" fo:country="GB" fo:font-weight="normal" officeooo:rsid="001c84c9" officeooo:paragraph-rsid="001c84c9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language="en" fo:country="GB" fo:font-weight="normal" officeooo:rsid="00272021" officeooo:paragraph-rsid="00272021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4pt" fo:language="en" fo:country="GB" fo:font-weight="bold" officeooo:rsid="001c84c9" officeooo:paragraph-rsid="001c84c9" style:font-size-asian="12.25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29182f" officeooo:paragraph-rsid="0029182f" style:font-size-asian="10.5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language="en" fo:country="GB" officeooo:rsid="0029182f" officeooo:paragraph-rsid="0029182f" style:font-size-asian="10.5pt" style:font-size-complex="12pt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weight="bold" style:font-weight-asian="bold" style:font-weight-complex="bold"/>
    </style:style>
    <style:style style:name="T3" style:family="text">
      <style:text-properties fo:color="#3465a4" loext:opacity="100%" fo:font-weight="bold" officeooo:rsid="00272021" style:font-weight-asian="bold" style:font-weight-complex="bold"/>
    </style:style>
    <style:style style:name="T4" style:family="text">
      <style:text-properties fo:color="#3465a4" loext:opacity="100%" fo:font-weight="bold" fo:background-color="transparent" loext:char-shading-value="0" style:font-weight-asian="bold" style:font-weight-complex="bold"/>
    </style:style>
    <style:style style:name="T5" style:family="text">
      <style:text-properties fo:color="#3465a4" loext:opacity="100%" fo:font-size="18pt" fo:font-weight="bold" officeooo:rsid="001b6fa9" style:font-size-asian="15.75pt" style:font-weight-asian="bold" style:font-size-complex="18pt" style:font-weight-complex="bold"/>
    </style:style>
    <style:style style:name="T6" style:family="text">
      <style:text-properties fo:color="#3465a4" loext:opacity="100%" style:font-name="Liberation Serif"/>
    </style:style>
    <style:style style:name="T7" style:family="text">
      <style:text-properties fo:color="#3465a4" loext:opacity="100%" style:font-name="Liberation Serif" officeooo:rsid="00224c18"/>
    </style:style>
    <style:style style:name="T8" style:family="text">
      <style:text-properties fo:color="#3465a4" loext:opacity="100%" style:font-name="Liberation Serif" officeooo:rsid="0029182f"/>
    </style:style>
    <style:style style:name="T9" style:family="text">
      <style:text-properties officeooo:rsid="00203827"/>
    </style:style>
    <style:style style:name="T10" style:family="text">
      <style:text-properties fo:font-size="18pt" fo:font-weight="bold" officeooo:rsid="001b6fa9" style:font-size-asian="15.75pt" style:font-weight-asian="bold" style:font-size-complex="18pt" style:font-weight-complex="bold"/>
    </style:style>
    <style:style style:name="T11" style:family="text">
      <style:text-properties fo:font-size="18pt" fo:font-weight="bold" officeooo:rsid="00272021" style:font-size-asian="15.75pt" style:font-weight-asian="bold" style:font-size-complex="18pt" style:font-weight-complex="bold"/>
    </style:style>
    <style:style style:name="T12" style:family="text">
      <style:text-properties fo:font-size="18pt" fo:font-weight="normal" officeooo:rsid="001b6fa9" style:font-size-asian="15.75pt" style:font-weight-asian="normal" style:font-size-complex="18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c84c9" style:font-weight-asian="bold" style:font-weight-complex="bold"/>
    </style:style>
    <style:style style:name="T15" style:family="text">
      <style:text-properties fo:font-weight="bold" officeooo:rsid="001f9a7a" style:font-weight-asian="bold" style:font-weight-complex="bold"/>
    </style:style>
    <style:style style:name="T16" style:family="text">
      <style:text-properties fo:font-weight="bold" officeooo:rsid="00203827" style:font-weight-asian="bold" style:font-weight-complex="bold"/>
    </style:style>
    <style:style style:name="T17" style:family="text">
      <style:text-properties fo:font-weight="bold" officeooo:rsid="00272021" style:font-weight-asian="bold" style:font-weight-complex="bold"/>
    </style:style>
    <style:style style:name="T18" style:family="text">
      <style:text-properties fo:font-weight="bold" officeooo:rsid="0029182f" style:font-weight-asian="bold" style:font-weight-complex="bold"/>
    </style:style>
    <style:style style:name="T19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Liberation Serif" fo:font-weight="bold" style:font-weight-asian="bold" style:font-weight-complex="bold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color="#000000" loext:opacity="100%" fo:font-weight="normal" style:font-weight-asian="normal" style:font-weight-complex="normal"/>
    </style:style>
    <style:style style:name="T24" style:family="text">
      <style:text-properties fo:color="#000000" loext:opacity="100%" fo:font-weight="normal" officeooo:rsid="0029182f" style:font-weight-asian="normal" style:font-weight-complex="normal"/>
    </style:style>
    <style:style style:name="T25" style:family="text">
      <style:text-properties fo:color="#000000" loext:opacity="100%" officeooo:rsid="00272021"/>
    </style:style>
    <style:style style:name="T26" style:family="text">
      <style:text-properties fo:color="#000000" loext:opacity="100%" style:font-name="Liberation Serif"/>
    </style:style>
    <style:style style:name="T27" style:family="text">
      <style:text-properties officeooo:rsid="001c84c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f9a7a"/>
    </style:style>
    <style:style style:name="T30" style:family="text">
      <style:text-properties officeooo:rsid="0021367a"/>
    </style:style>
    <style:style style:name="T31" style:family="text">
      <style:text-properties officeooo:rsid="00224c18"/>
    </style:style>
    <style:style style:name="T32" style:family="text">
      <style:text-properties officeooo:rsid="00272021"/>
    </style:style>
    <style:style style:name="T33" style:family="text">
      <style:text-properties officeooo:rsid="0029182f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a5a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10">Primitive </text:span><text:span text:style-name="T5">Iterator</text:span><text:span text:style-name="T10"> </text:span><text:span text:style-name="T11">8</text:span><text:span text:style-name="T12">-bit </text:span><text:span text:style-name="T19">architecture</text:span></text:p>
      <text:p text:style-name="P44">PI – the data-driven, lightweight computer architecture </text:p>
      <text:p text:style-name="P45">_____________________________________________________</text:p>
      <text:p text:style-name="P49"/>
      <text:p text:style-name="P46">Developer’s Guide – Full Edition </text:p>
      <text:p text:style-name="P46"/>
      <text:p text:style-name="P47">0. <text:span text:style-name="T1">Table of contents</text:span></text:p>
      <text:p text:style-name="P2"/>
      <text:p text:style-name="P4"><text:span text:style-name="T1">0.</text:span> Table of contents <text:span text:style-name="T28">– page 1</text:span></text:p>
      <text:p text:style-name="P5"><text:span text:style-name="T1">1.</text:span> PI a<text:span text:style-name="T31">rchitecture</text:span> over<text:span text:style-name="T33">v</text:span>iew – <text:span text:style-name="T28">page 1</text:span></text:p>
      <text:p text:style-name="P5"><text:span text:style-name="T1">2. </text:span>Data and Flags – <text:span text:style-name="T28">page 2</text:span></text:p>
      <text:p text:style-name="P5"><text:span text:style-name="T1">3.</text:span> Instructions <text:span text:style-name="T28">– page 3</text:span></text:p>
      <text:p text:style-name="P49"/>
      <text:p text:style-name="P8"><text:span text:style-name="T26">1.</text:span><text:span text:style-name="T6"> PI </text:span><text:span text:style-name="T7">archite</text:span><text:span text:style-name="T8">c</text:span><text:span text:style-name="T7">ture </text:span><text:span text:style-name="T6">overview</text:span></text:p>
      <text:p text:style-name="P14"/>
      <text:p text:style-name="P48">Core principles:</text:p>
      <text:p text:style-name="P14"/>
      <text:p text:style-name="P10">1. Simplicity – all CPU <text:span text:style-name="T13">registers are </text:span><text:span text:style-name="T14">co-</text:span><text:span text:style-name="T13">addressed as memory</text:span>, giving the programmer maximum wiggle room in manipulating the data. <text:span text:style-name="T33">There are only 2 instructions and the ISA document is short, making the assembly easy to learn and understand.</text:span></text:p>
      <text:p text:style-name="P10"/>
      <text:p text:style-name="P10">2. Complexity on the programmer’s side – <text:span text:style-name="T27">y</text:span>ou, as the programmer are the best equipped to know how data should be manipulated by your code. That’s why there’s <text:span text:style-name="T22">no complex multi-step instructions</text:span>. there is no micro-code – <text:span text:style-name="T13">PI assembly itself is essentially the micro-code</text:span>. This way you have maximum control over what exactly is being done – isn’t <text:span text:style-name="T27">this </text:span>exactly what coding in assembly is about?</text:p>
      <text:p text:style-name="P10"/>
      <text:p text:style-name="P10">3. Speed – <text:span text:style-name="T13">Every instruction takes one clock cycle</text:span> and one clock cycle only. <text:span text:style-name="T33">Architecture is also designed, to enable implementation of a pipeline. </text:span></text:p>
      <text:p text:style-name="P10"/>
      <text:p text:style-name="P41">General characteristics:</text:p>
      <text:p text:style-name="P41"/>
      <text:p text:style-name="P13">The architecture has 16 8-bit registers; Instruction Pointers, 3 registers for ALU operations and 12 general-purpose registers. The architecture supports up to 10-bit memory addresses. </text:p>
      <text:p text:style-name="P13"/>
      <text:p text:style-name="P13">There are 4 write-only flags, that dictate behaviour of the processor.</text:p>
      <text:p text:style-name="P10"/>
      <text:p text:style-name="P3">Ar<text:span text:style-name="T33">i</text:span>thmetical-Logical Unit (ALU):<text:span text:style-name="T21"/></text:p>
      <text:p text:style-name="P3"/>
      <text:p text:style-name="P57">This most crucial element of the CPU conducts <text:span text:style-name="T33">a</text:span>r<text:span text:style-name="T33">i</text:span>thmetical <text:span text:style-name="T33">(addition and subtraction)</text:span> and <text:span text:style-name="T33">l</text:span>ogical <text:span text:style-name="T33">(NOR and NAND)</text:span> operations.<text:span text:style-name="T21"/></text:p>
      <text:p text:style-name="P6">In <text:span text:style-name="T30">the </text:span><text:span text:style-name="T32">8</text:span>-bit PI architecture CPU, the <text:span text:style-name="T13">ALU has two </text:span><text:span text:style-name="T18">8</text:span><text:span text:style-name="T13">-bit inputs and one </text:span><text:span text:style-name="T18">8</text:span><text:span text:style-name="T13">-bit output.</text:span><text:span text:style-name="T21"/></text:p>
      <text:p text:style-name="P6"/>
      <text:p text:style-name="P6">Whenever ,,ALU input” and ,,ALU output” is mentioned in this document, it is referring to th<text:span text:style-name="T30">o</text:span>s<text:span text:style-name="T30">e</text:span> values.<text:span text:style-name="T21"/></text:p>
      <text:p text:style-name="P59">Carry bit from the last operation arithmetical operation is also always stored in the ALU. <text:span text:style-name="T21"/></text:p>
      <text:p text:style-name="P42"><text:soft-page-break/><text:span text:style-name="T21">2. </text:span><text:span text:style-name="T33">Registers, memory</text:span> and <text:span text:style-name="T33">f</text:span>lags</text:p>
      <text:p text:style-name="P11">All registers and memory cells are <text:span text:style-name="T33">8</text:span>-bit wide.</text:p>
      <text:p text:style-name="P50"/>
      <text:p text:style-name="P39">Memory:</text:p>
      <text:p text:style-name="P39"/>
      <text:p text:style-name="P12">All CPU registers are <text:span text:style-name="T32">memory-mapped.</text:span> Meaning that they all can be accesed just like normal memory cells.</text:p>
      <text:p text:style-name="P39"/>
      <table:table table:name="Memory" table:style-name="Memory">
        <table:table-column table:style-name="Memory.A"/>
        <table:table-column table:style-name="Memory.B"/>
        <table:table-column table:style-name="Memory.C"/>
        <table:table-row>
          <table:table-cell table:style-name="Memory.A1" office:value-type="string">
            <text:p text:style-name="P24"/>
          </table:table-cell>
          <table:table-cell table:style-name="Memory.B1" office:value-type="string">
            <text:p text:style-name="P21">A<text:span text:style-name="T33">d</text:span>dress:</text:p>
          </table:table-cell>
          <table:table-cell table:style-name="Memory.C1" office:value-type="string">
            <text:p text:style-name="P22">Annotation:</text:p>
          </table:table-cell>
        </table:table-row>
        <table:table-row>
          <table:table-cell table:style-name="Memory.A2" table:number-rows-spanned="4" office:value-type="string">
            <text:p text:style-name="P23">Special Registers</text:p>
          </table:table-cell>
          <table:table-cell table:style-name="Memory.B2" office:value-type="string">
            <text:p text:style-name="P43"><text:span text:style-name="T25">00</text:span><text:span text:style-name="T21">00</text:span><text:span text:style-name="T17">00</text:span><text:span text:style-name="T13">00</text:span></text:p>
          </table:table-cell>
          <table:table-cell table:style-name="Memory.C2" office:value-type="string">
            <text:p text:style-name="P25"><text:span text:style-name="T3">00</text:span><text:span text:style-name="T2">00</text:span> registry – Instruction Pointer</text:p>
          </table:table-cell>
        </table:table-row>
        <table:table-row>
          <table:covered-table-cell table:style-name="Memory.A3"/>
          <table:table-cell table:style-name="Memory.B3" office:value-type="string">
            <text:p text:style-name="P26"><text:span text:style-name="T32">0000</text:span><text:span text:style-name="T2">0001</text:span></text:p>
          </table:table-cell>
          <table:table-cell table:style-name="Memory.C3" office:value-type="string">
            <text:p text:style-name="P25"><text:span text:style-name="T3">00</text:span><text:span text:style-name="T2">01</text:span><text:span text:style-name="T13"> </text:span>registry - Alpha</text:p>
          </table:table-cell>
        </table:table-row>
        <table:table-row>
          <table:covered-table-cell table:style-name="Memory.A3"/>
          <table:table-cell table:style-name="Memory.B4" office:value-type="string">
            <text:p text:style-name="P26"><text:span text:style-name="T32">0000</text:span><text:span text:style-name="T2">0010</text:span></text:p>
          </table:table-cell>
          <table:table-cell table:style-name="Memory.C4" office:value-type="string">
            <text:p text:style-name="P25"><text:span text:style-name="T3">00</text:span><text:span text:style-name="T2">10</text:span><text:span text:style-name="T1"> </text:span>registry - Beta </text:p>
          </table:table-cell>
        </table:table-row>
        <table:table-row table:style-name="Memory.5">
          <table:covered-table-cell table:style-name="Memory.A5"/>
          <table:table-cell table:style-name="Memory.B5" office:value-type="string">
            <text:p text:style-name="P26"><text:span text:style-name="T32">0000</text:span><text:span text:style-name="T2">0011</text:span></text:p>
          </table:table-cell>
          <table:table-cell table:style-name="Memory.C5" office:value-type="string">
            <text:p text:style-name="P25"><text:span text:style-name="T3">00</text:span><text:span text:style-name="T2">11</text:span> registry - Accumulator</text:p>
          </table:table-cell>
        </table:table-row>
        <table:table-row table:style-name="Memory.5">
          <table:table-cell table:style-name="Memory.A2" table:number-rows-spanned="4" office:value-type="string">
            <text:p text:style-name="P55">General Purpose Registers</text:p>
          </table:table-cell>
          <table:table-cell table:style-name="Memory.B6" office:value-type="string">
            <text:p text:style-name="P27">0000<text:span text:style-name="T2">0100</text:span></text:p>
          </table:table-cell>
          <table:table-cell table:style-name="Memory.C6" office:value-type="string">
            <text:p text:style-name="P28"><text:span text:style-name="T2">0100 </text:span><text:span text:style-name="T23">registry – </text:span><text:span text:style-name="T24">Registry 4</text:span></text:p>
          </table:table-cell>
        </table:table-row>
        <table:table-row table:style-name="Memory.5">
          <table:covered-table-cell table:style-name="Memory.A7"/>
          <table:table-cell table:style-name="Memory.B7" office:value-type="string">
            <text:p text:style-name="P27">...</text:p>
          </table:table-cell>
          <table:table-cell table:style-name="Memory.C7" office:value-type="string">
            <text:p text:style-name="P25"/>
          </table:table-cell>
        </table:table-row>
        <table:table-row table:style-name="Memory.5">
          <table:covered-table-cell table:style-name="Memory.A7"/>
          <table:table-cell table:style-name="Memory.B8" office:value-type="string">
            <text:p text:style-name="P27">0000<text:span text:style-name="T2">1110</text:span></text:p>
          </table:table-cell>
          <table:table-cell table:style-name="Memory.C8" office:value-type="string">
            <text:p text:style-name="P28"><text:span text:style-name="T2">1110 </text:span><text:span text:style-name="T23">registry – </text:span><text:span text:style-name="T24">Registry 14</text:span></text:p>
          </table:table-cell>
        </table:table-row>
        <table:table-row table:style-name="Memory.5">
          <table:covered-table-cell table:style-name="Memory.A9"/>
          <table:table-cell table:style-name="Memory.B9" office:value-type="string">
            <text:p text:style-name="P27">0000<text:span text:style-name="T2">1111</text:span></text:p>
          </table:table-cell>
          <table:table-cell table:style-name="Memory.C9" office:value-type="string">
            <text:p text:style-name="P28"><text:span text:style-name="T2">1111 </text:span><text:span text:style-name="T23">registry – </text:span><text:span text:style-name="T24">Registry 15</text:span></text:p>
          </table:table-cell>
        </table:table-row>
        <table:table-row>
          <table:table-cell table:style-name="Memory.A10" table:number-rows-spanned="4" office:value-type="string">
            <text:p text:style-name="P21">Regular memory</text:p>
          </table:table-cell>
          <table:table-cell table:style-name="Memory.B10" office:value-type="string">
            <text:p text:style-name="P26"><text:span text:style-name="T32">0001</text:span>0<text:span text:style-name="T32">0</text:span>00</text:p>
          </table:table-cell>
          <table:table-cell table:style-name="Memory.C10" office:value-type="string">
            <text:p text:style-name="P29"/>
          </table:table-cell>
        </table:table-row>
        <table:table-row>
          <table:covered-table-cell table:style-name="Memory.A11"/>
          <table:table-cell table:style-name="Memory.B11" office:value-type="string">
            <text:p text:style-name="P24">…</text:p>
          </table:table-cell>
          <table:table-cell table:style-name="Memory.C11" office:value-type="string">
            <text:p text:style-name="P29"/>
          </table:table-cell>
        </table:table-row>
        <table:table-row>
          <table:covered-table-cell table:style-name="Memory.A11"/>
          <table:table-cell table:style-name="Memory.B12" office:value-type="string">
            <text:p text:style-name="P27">11111110</text:p>
          </table:table-cell>
          <table:table-cell table:style-name="Memory.C12" office:value-type="string">
            <text:p text:style-name="P29"/>
          </table:table-cell>
        </table:table-row>
        <table:table-row>
          <table:covered-table-cell table:style-name="Memory.A13"/>
          <table:table-cell table:style-name="Memory.B13" office:value-type="string">
            <text:p text:style-name="P27">11111111</text:p>
          </table:table-cell>
          <table:table-cell table:style-name="Memory.C13" office:value-type="string">
            <text:p text:style-name="P29"/>
          </table:table-cell>
        </table:table-row>
      </table:table>
      <text:p text:style-name="P10"><text:span text:style-name="T33">The last 4 </text:span>bits of the <text:span text:style-name="T33">memory </text:span>a<text:span text:style-name="T33">d</text:span>dress correspond to the registry number.</text:p>
      <text:p text:style-name="P10"/>
      <text:p text:style-name="P10"><text:span text:style-name="T13">Instruction Pointer (IP) </text:span>– shows instruction that is currently being executed. 2 is added automatically after each instruction to this registry. IP can only store even numbers.</text:p>
      <text:p text:style-name="P10"/>
      <text:p text:style-name="P10"><text:span text:style-name="T13">Alpha and Beta</text:span> – two registers wired directly to the ALU at all times (always enabled).</text:p>
      <text:p text:style-name="P10"/>
      <text:p text:style-name="P10"><text:span text:style-name="T13">Accumulator </text:span>– hard wired to ALU, after each instruction in which Alpha or Beta are changed <text:s/>the Accumulator is automatically updated with ALU output. </text:p>
      <text:p text:style-name="P10"/>
      <text:p text:style-name="P10"><text:span text:style-name="T27">Memory</text:span> containing instructions shall always be aligned by 2. First <text:span text:style-name="T32">byte</text:span> of the instruction <text:span text:style-name="T32">is</text:span> <text:span text:style-name="T22">to be stored under an even address</text:span>. Next <text:span text:style-name="T32">byte is </text:span>to be stored in the next memory cell (with <text:span text:style-name="T27">an </text:span>odd ad<text:span text:style-name="T33">d</text:span>ress). As shown below:</text:p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Ad<text:span text:style-name="T33">d</text:span>ress:</text:p>
          </table:table-cell>
          <table:table-cell table:style-name="Tabela1.B1" office:value-type="string">
            <text:p text:style-name="P15">Content:</text:p>
          </table:table-cell>
        </table:table-row>
        <table:table-row>
          <table:table-cell table:style-name="Tabela1.A2" office:value-type="string">
            <text:p text:style-name="P31"><text:span text:style-name="T32">XXXX</text:span>XXX0</text:p>
          </table:table-cell>
          <table:table-cell table:style-name="Tabela1.B2" table:number-rows-spanned="2" office:value-type="string">
            <text:p text:style-name="P9">Instruction 1</text:p>
          </table:table-cell>
        </table:table-row>
        <table:table-row>
          <table:table-cell table:style-name="Tabela1.A3" office:value-type="string">
            <text:p text:style-name="P31"><text:span text:style-name="T32">XXXX</text:span>XXX1</text:p>
          </table:table-cell>
          <table:covered-table-cell table:style-name="Tabela1.B3"/>
        </table:table-row>
        <table:table-row>
          <table:table-cell table:style-name="Tabela1.A4" office:value-type="string">
            <text:p text:style-name="P31"><text:span text:style-name="T32">XXXX</text:span>XXX0</text:p>
          </table:table-cell>
          <table:table-cell table:style-name="Tabela1.B1" table:number-rows-spanned="2" office:value-type="string">
            <text:p text:style-name="P9">Instruction 2</text:p>
          </table:table-cell>
        </table:table-row>
        <table:table-row>
          <table:table-cell table:style-name="Tabela1.A5" office:value-type="string">
            <text:p text:style-name="P31"><text:span text:style-name="T32">XXXX</text:span>XXX1</text:p>
          </table:table-cell>
          <table:covered-table-cell table:style-name="Tabela1.B5"/>
        </table:table-row>
      </table:table>
      <text:p text:style-name="P10"/>
      <text:p text:style-name="P10">Because all registers serve as memory, there is nothing preventing you from storing instructions inside registers.</text:p>
      <text:p text:style-name="P39"><text:soft-page-break/>Flags:</text:p>
      <text:p text:style-name="P39"/>
      <table:table table:name="Flags" table:style-name="Flags">
        <table:table-column table:style-name="Flags.A"/>
        <table:table-column table:style-name="Flags.B"/>
        <table:table-column table:style-name="Flags.C"/>
        <table:table-row>
          <table:table-cell table:style-name="Flags.A1" office:value-type="string">
            <text:p text:style-name="P22">Flag number:</text:p>
          </table:table-cell>
          <table:table-cell table:style-name="Flags.B1" office:value-type="string">
            <text:p text:style-name="P22">Flag name:</text:p>
          </table:table-cell>
          <table:table-cell table:style-name="Flags.C1" office:value-type="string">
            <text:p text:style-name="P22">Description:</text:p>
          </table:table-cell>
        </table:table-row>
        <table:table-row>
          <table:table-cell table:style-name="Flags.A2" office:value-type="string">
            <text:p text:style-name="P26">00</text:p>
          </table:table-cell>
          <table:table-cell table:style-name="Flags.B2" office:value-type="string">
            <text:p text:style-name="P26">HF – Halt Flag</text:p>
          </table:table-cell>
          <table:table-cell table:style-name="Flags.C2" office:value-type="string">
            <text:p text:style-name="P25">When the flag is set to 1, all activity of the CPU is stopped. When the flag is set to 0, CPU works normally.</text:p>
          </table:table-cell>
        </table:table-row>
        <table:table-row>
          <table:table-cell table:style-name="Flags.A3" office:value-type="string">
            <text:p text:style-name="P26">01</text:p>
          </table:table-cell>
          <table:table-cell table:style-name="Flags.B3" office:value-type="string">
            <text:p text:style-name="P26">SF – Skip Flag</text:p>
          </table:table-cell>
          <table:table-cell table:style-name="Flags.C3" office:value-type="string">
            <text:p text:style-name="P25">When the flag is set to 1, all instructions are skipped, except instructions that would change the value of this flag. When the flag is set to 0 - all instructions are executed normally.</text:p>
          </table:table-cell>
        </table:table-row>
        <table:table-row>
          <table:table-cell table:style-name="Flags.A3" office:value-type="string">
            <text:p text:style-name="P26">10</text:p>
          </table:table-cell>
          <table:table-cell table:style-name="Flags.B3" office:value-type="string">
            <text:p text:style-name="P26">AF<text:span text:style-name="T33">0</text:span> – ALU Flag <text:span text:style-name="T33">0</text:span></text:p>
          </table:table-cell>
          <table:table-cell table:style-name="Flags.C4" office:value-type="string">
            <text:p text:style-name="P37">See below</text:p>
          </table:table-cell>
        </table:table-row>
        <table:table-row>
          <table:table-cell table:style-name="Flags.A5" office:value-type="string">
            <text:p text:style-name="P30">11</text:p>
          </table:table-cell>
          <table:table-cell table:style-name="Flags.B5" office:value-type="string">
            <text:p text:style-name="P30">AF1 – ALU Flag 1</text:p>
          </table:table-cell>
          <table:table-cell table:style-name="Flags.C5" office:value-type="string">
            <text:p text:style-name="P37">See below</text:p>
          </table:table-cell>
        </table:table-row>
      </table:table>
      <text:p text:style-name="P51"/>
      <text:p text:style-name="P35">Interpretation of ALU flag values:</text:p>
      <text:p text:style-name="P35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8">AF1</text:p>
          </table:table-cell>
          <table:table-cell table:style-name="Tabela4.B1" office:value-type="string">
            <text:p text:style-name="P38">AF0</text:p>
          </table:table-cell>
          <table:table-cell table:style-name="Tabela4.C1" office:value-type="string">
            <text:p text:style-name="P38">ALU operation</text:p>
          </table:table-cell>
        </table:table-row>
        <table:table-row>
          <table:table-cell table:style-name="Tabela4.A2" office:value-type="string">
            <text:p text:style-name="P53">0</text:p>
          </table:table-cell>
          <table:table-cell table:style-name="Tabela4.B2" office:value-type="string">
            <text:p text:style-name="P53">0</text:p>
          </table:table-cell>
          <table:table-cell table:style-name="Tabela4.C2" office:value-type="string">
            <text:p text:style-name="P52">Sum <text:span text:style-name="T34">(Alpha + Beta)</text:span></text:p>
          </table:table-cell>
        </table:table-row>
        <table:table-row>
          <table:table-cell table:style-name="Tabela4.A2" office:value-type="string">
            <text:p text:style-name="P53">0</text:p>
          </table:table-cell>
          <table:table-cell table:style-name="Tabela4.B2" office:value-type="string">
            <text:p text:style-name="P53">1</text:p>
          </table:table-cell>
          <table:table-cell table:style-name="Tabela4.C2" office:value-type="string">
            <text:p text:style-name="P52">Difference <text:span text:style-name="T34">(Alpha - Beta)</text:span></text:p>
          </table:table-cell>
        </table:table-row>
        <table:table-row>
          <table:table-cell table:style-name="Tabela4.A2" office:value-type="string">
            <text:p text:style-name="P53">1</text:p>
          </table:table-cell>
          <table:table-cell table:style-name="Tabela4.B2" office:value-type="string">
            <text:p text:style-name="P53">0</text:p>
          </table:table-cell>
          <table:table-cell table:style-name="Tabela4.C2" office:value-type="string">
            <text:p text:style-name="P52">NAND of Alpha and Beta</text:p>
          </table:table-cell>
        </table:table-row>
        <table:table-row>
          <table:table-cell table:style-name="Tabela4.A5" office:value-type="string">
            <text:p text:style-name="P53">1</text:p>
          </table:table-cell>
          <table:table-cell table:style-name="Tabela4.B5" office:value-type="string">
            <text:p text:style-name="P53">1</text:p>
          </table:table-cell>
          <table:table-cell table:style-name="Tabela4.C5" office:value-type="string">
            <text:p text:style-name="P52">NOR of Alpha and Beta</text:p>
          </table:table-cell>
        </table:table-row>
      </table:table>
      <text:p text:style-name="P51"/>
      <text:p text:style-name="P51"/>
      <text:p text:style-name="P51"/>
      <text:p text:style-name="P7">3. <text:span text:style-name="T1">Instructions</text:span><text:span text:style-name="T20"/></text:p>
      <text:p text:style-name="P11">All instructions are <text:span text:style-name="T32">2-byte</text:span> long, meaning they take 2 memory cells each.<text:span text:style-name="T20"/></text:p>
      <text:p text:style-name="P7"/>
      <text:p text:style-name="P40">MOV:<text:span text:style-name="T20"/></text:p>
      <text:p text:style-name="P11">The most important and basic instruction of the PI assembly. It is used to move data from <text:span text:style-name="T9">a </text:span>regist<text:span text:style-name="T9">ry </text:span>to memory (or reverse). <text:span text:style-name="T9">Note, that since all registers are co-addressed with memory – you can also move data between registers (</text:span><text:span text:style-name="T16">MOV 0 </text:span><text:span text:style-name="T18">00</text:span><text:span text:style-name="T16">01 </text:span><text:span text:style-name="T18">0000</text:span><text:span text:style-name="T16">0011 </text:span><text:span text:style-name="T9">will move data from </text:span><text:span text:style-name="T33">the 00</text:span><text:span text:style-name="T9">11 registry to </text:span><text:span text:style-name="T33">the 00</text:span><text:span text:style-name="T9">01 registry).</text:span><text:span text:style-name="T20"/>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6">0</text:p>
          </table:table-cell>
          <table:table-cell table:style-name="Tabela2.A1" office:value-type="string">
            <text:p text:style-name="P17">R</text:p>
          </table:table-cell>
          <table:table-cell table:style-name="Tabela2.C1" office:value-type="string">
            <text:p text:style-name="P17">REG</text:p>
          </table:table-cell>
          <table:table-cell table:style-name="Tabela2.A1" office:value-type="string">
            <text:p text:style-name="P19">MEM-ex</text:p>
          </table:table-cell>
          <table:table-cell table:style-name="Tabela2.E1" office:value-type="string">
            <text:p text:style-name="P17">MEM</text:p>
          </table:table-cell>
        </table:table-row>
        <table:table-row>
          <table:table-cell table:style-name="Tabela2.A2" office:value-type="string">
            <text:p text:style-name="P32">1 bit</text:p>
          </table:table-cell>
          <table:table-cell table:style-name="Tabela2.A2" office:value-type="string">
            <text:p text:style-name="P32">1 bit</text:p>
          </table:table-cell>
          <table:table-cell table:style-name="Tabela2.C2" office:value-type="string">
            <text:p text:style-name="P32"><text:span text:style-name="T32">4</text:span> bits</text:p>
          </table:table-cell>
          <table:table-cell table:style-name="Tabela2.A2" office:value-type="string">
            <text:p text:style-name="P34">2 bits</text:p>
          </table:table-cell>
          <table:table-cell table:style-name="Tabela2.E2" office:value-type="string">
            <text:p text:style-name="P32"><text:span text:style-name="T32">8</text:span> bits</text:p>
          </table:table-cell>
        </table:table-row>
        <table:table-row>
          <table:table-cell table:style-name="Tabela2.A3" office:value-type="string">
            <text:p text:style-name="P32">Instruction code</text:p>
          </table:table-cell>
          <table:table-cell table:style-name="Tabela2.A3" office:value-type="string">
            <text:p text:style-name="P32">Reverse Flag </text:p>
          </table:table-cell>
          <table:table-cell table:style-name="Tabela2.C3" office:value-type="string">
            <text:p text:style-name="P32">Registry number</text:p>
          </table:table-cell>
          <table:table-cell table:style-name="Tabela2.A3" office:value-type="string">
            <text:p text:style-name="P34">Extended memory address</text:p>
          </table:table-cell>
          <table:table-cell table:style-name="Tabela2.E3" office:value-type="string">
            <text:p text:style-name="P32">Memory address </text:p>
          </table:table-cell>
        </table:table-row>
      </table:table>
      <text:p text:style-name="P11">When R is 0, data is transferred from memory (MEM) to a regis<text:span text:style-name="T33">t</text:span>ry (REG). When R is 1, the direction is reversed.<text:span text:style-name="T20"/></text:p>
      <text:p text:style-name="P11"/>
      <text:p text:style-name="P62">Aside from the standard 1-byte memory address, 2 additional bits are <text:span text:style-name="T33">available</text:span> (MEM-ex), if the machine <text:span text:style-name="T33">has more than 256 bytes of memory</text:span>.<text:span text:style-name="T20"/></text:p>
      <text:p text:style-name="P40"/>
      <text:p text:style-name="P40"><text:soft-page-break/>FLAG:<text:span text:style-name="T20"/></text:p>
      <text:p text:style-name="P11">This is an instruction, that serves to alter the control flow of the program, by changing flags (described on page 2).<text:span text:style-name="T20"/></text:p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>
          <table:table-cell table:style-name="Tabela3.A1" office:value-type="string">
            <text:p text:style-name="P17">1</text:p>
          </table:table-cell>
          <table:table-cell table:style-name="Tabela3.A1" office:value-type="string">
            <text:p text:style-name="P17">FLAG</text:p>
          </table:table-cell>
          <table:table-cell table:style-name="Tabela3.A1" office:value-type="string">
            <text:p text:style-name="P17">VALUE</text:p>
          </table:table-cell>
          <table:table-cell table:style-name="Tabela3.A1" office:value-type="string">
            <text:p text:style-name="P17">CARRY</text:p>
          </table:table-cell>
          <table:table-cell table:style-name="Tabela3.E1" office:value-type="string">
            <text:p text:style-name="P20">MEM</text:p>
          </table:table-cell>
          <table:table-cell table:style-name="Tabela3.A1" office:value-type="string">
            <text:p text:style-name="P18">OP</text:p>
          </table:table-cell>
          <table:table-cell table:style-name="Tabela3.A1" office:value-type="string">
            <text:p text:style-name="P17">NEG</text:p>
          </table:table-cell>
          <table:table-cell table:style-name="Tabela3.H1" office:value-type="string">
            <text:p text:style-name="P20">ADR</text:p>
          </table:table-cell>
        </table:table-row>
        <table:table-row>
          <table:table-cell table:style-name="Tabela3.A2" office:value-type="string">
            <text:p text:style-name="P32">1 bit</text:p>
          </table:table-cell>
          <table:table-cell table:style-name="Tabela3.A2" office:value-type="string">
            <text:p text:style-name="P32">2 bits</text:p>
          </table:table-cell>
          <table:table-cell table:style-name="Tabela3.A2" office:value-type="string">
            <text:p text:style-name="P32">1 bit</text:p>
          </table:table-cell>
          <table:table-cell table:style-name="Tabela3.A2" office:value-type="string">
            <text:p text:style-name="P32">1 bit</text:p>
          </table:table-cell>
          <table:table-cell table:style-name="Tabela3.E2" office:value-type="string">
            <text:p text:style-name="P32">1 bit</text:p>
          </table:table-cell>
          <table:table-cell table:style-name="Tabela3.A2" office:value-type="string">
            <text:p text:style-name="P36">1 bit</text:p>
          </table:table-cell>
          <table:table-cell table:style-name="Tabela3.A2" office:value-type="string">
            <text:p text:style-name="P32">1 bit</text:p>
          </table:table-cell>
          <table:table-cell table:style-name="Tabela3.H2" office:value-type="string">
            <text:p text:style-name="P36"><text:span text:style-name="T35">8</text:span> bits</text:p>
          </table:table-cell>
        </table:table-row>
        <table:table-row>
          <table:table-cell table:style-name="Tabela3.A3" office:value-type="string">
            <text:p text:style-name="P32">Instruction code</text:p>
          </table:table-cell>
          <table:table-cell table:style-name="Tabela3.A3" office:value-type="string">
            <text:p text:style-name="P32">Flag number</text:p>
          </table:table-cell>
          <table:table-cell table:style-name="Tabela3.A3" office:value-type="string">
            <text:p text:style-name="P32">Value inserted into the flag</text:p>
          </table:table-cell>
          <table:table-cell table:style-name="Tabela3.A3" office:value-type="string">
            <text:p text:style-name="P32">Indicating if to include carry <text:span text:style-name="T33">from the last operation</text:span></text:p>
          </table:table-cell>
          <table:table-cell table:style-name="Tabela3.E3" office:value-type="string">
            <text:p text:style-name="P32"><text:s/>Indicating if to include <text:span text:style-name="T33">a OR of a memory cell</text:span></text:p>
          </table:table-cell>
          <table:table-cell table:style-name="Tabela3.A3" office:value-type="string">
            <text:p text:style-name="P33">Indicating <text:span text:style-name="T33">the</text:span> operation <text:span text:style-name="T33">to be</text:span> performed on the inputs (0 – OR, 1 - AND)</text:p>
          </table:table-cell>
          <table:table-cell table:style-name="Tabela3.A3" office:value-type="string">
            <text:p text:style-name="P32">If set to 1 – <text:span text:style-name="T33">the</text:span> final value inserted into the flag will be negated</text:p>
          </table:table-cell>
          <table:table-cell table:style-name="Tabela3.H3" office:value-type="string">
            <text:p text:style-name="P36">Memory address, that will be included (of REG is set to 0, this field is ignored)</text:p>
          </table:table-cell>
        </table:table-row>
      </table:table>
      <text:p text:style-name="P11"/>
      <text:p text:style-name="P11">Flag indicated by the argument <text:span text:style-name="T13">FLAG</text:span> will be set. <text:span text:style-name="T20"/></text:p>
      <text:p text:style-name="P11"/>
      <text:p text:style-name="P11">Other arguments determine what will the input be. <text:span text:style-name="T20"/></text:p>
      <text:p text:style-name="P11"/>
      <text:p text:style-name="P11"><text:span text:style-name="T13">VALUE</text:span> is given directly to be put into the FLAG<text:span text:style-name="T20"/></text:p>
      <text:p text:style-name="P11"/>
      <text:p text:style-name="P11"><text:span text:style-name="T13">CARRY and </text:span><text:span text:style-name="T18">MEM</text:span> indicate if <text:span text:style-name="T15">C</text:span><text:span text:style-name="T13">arry from the ALU (from the last operation)</text:span> and <text:span text:style-name="T29">l</text:span><text:span text:style-name="T15">ogical sum (OR) of all bits </text:span><text:span text:style-name="T18">under a given memory address (ADR)</text:span><text:span text:style-name="T29"> </text:span>will be combined with the value given in argument VALUE.<text:span text:style-name="T20"/></text:p>
      <text:p text:style-name="P11"/>
      <text:p text:style-name="P11"><text:span text:style-name="T13">OP</text:span> indicates in what way all included values will be combined (AND / OR).<text:span text:style-name="T20"/></text:p>
      <text:p text:style-name="P11"/>
      <text:p text:style-name="P11"><text:span text:style-name="T13">NEG</text:span> gives the opportunity to negate the whole input (after including VALUE, CARRY and ACC, as well as conducting operation specified by <text:span text:style-name="T29">OP</text:span>).<text:span text:style-name="T20"/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rsid="001c84c9" officeooo:paragraph-rsid="001c84c9" style:font-size-asian="9pt" style:font-size-complex="9pt"/>
    </style:style>
    <style:style style:name="MT1" style:family="text">
      <style:text-properties fo:color="#3465a4" loext:opacity="100%" fo:font-weight="bold" style:font-weight-asian="bold" style:font-weight-complex="bold"/>
    </style:style>
    <style:style style:name="MT2" style:family="text">
      <style:text-properties fo:color="#3465a4" loext:opacity="100%"/>
    </style:style>
    <style:style style:name="MT3" style:family="text">
      <style:text-properties officeooo:rsid="00203827"/>
    </style:style>
    <style:style style:name="MT4" style:family="text">
      <style:text-properties fo:color="#3465a4" loext:opacity="100%" fo:font-weight="bold" fo:background-color="transparent" loext:char-shading-value="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I</text:span><text:span text:style-name="MT2"> </text:span>– the data-driven computer architecture – <text:span text:style-name="MT3">4-bit </text:span>v. 1.0<text:tab/><text:tab/><text:span text:style-name="MT4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23:04.598848264</meta:creation-date>
    <dc:date>2025-03-21T15:38:26.512740694</dc:date>
    <meta:editing-duration>PT4H13M43S</meta:editing-duration>
    <meta:editing-cycles>11</meta:editing-cycles>
    <meta:generator>LibreOffice/7.4.7.2$Linux_X86_64 LibreOffice_project/40$Build-2</meta:generator>
    <meta:document-statistic meta:table-count="6" meta:image-count="0" meta:object-count="0" meta:page-count="4" meta:paragraph-count="150" meta:word-count="989" meta:character-count="5791" meta:non-whitespace-character-count="4911"/>
  </office:meta>
</office:document-meta>
</file>